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loext:decorative="false"/>
    </style:style>
    <style:style style:name="gr2" style:family="graphic" style:parent-style-name="objectwithoutfill">
      <style:graphic-properties draw:fill="none" draw:textarea-vertical-align="middl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0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484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412cm" fo:min-width="0.717cm" loext:decorative="false"/>
      <style:paragraph-properties style:writing-mode="lr-tb"/>
    </style:style>
    <style:style style:name="gr6" style:family="graphic" style:parent-style-name="objectwithoutfill">
      <style:graphic-properties draw:marker-end="Arrowheads_20_2" draw:marker-end-width="0.3cm" draw:fill="none" draw:textarea-vertical-align="middle" loext:decorative="false"/>
    </style:style>
    <style:style style:name="gr7" style:family="graphic" style:parent-style-name="objectwithoutfill">
      <style:graphic-properties draw:marker-end="Arrowheads_20_3" draw:marker-end-width="0.3cm" draw:fill="none" draw:textarea-vertical-align="middl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12.101cm" fo:min-width="7.377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319cm" fo:min-width="0.15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319cm" fo:min-width="1.831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276cm" fo:min-width="3.34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textarea-vertical-align="top" draw:auto-grow-height="true" draw:auto-grow-width="false" fo:min-height="12.45cm" fo:min-width="0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37cm" loext:decorative="false"/>
      <style:paragraph-properties style:writing-mode="lr-tb"/>
    </style:style>
    <style:style style:name="gr14" style:family="graphic" style:parent-style-name="objectwithoutfill">
      <style:graphic-properties draw:marker-end="Arrowheads_20_4" draw:marker-end-width="0.3cm" draw:fill="none" draw:textarea-vertical-align="middl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695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16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1.329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949cm" fo:min-width="0.211cm" loext:decorative="false"/>
      <style:paragraph-properties style:writing-mode="lr-tb"/>
    </style:style>
    <style:style style:name="gr20" style:family="graphic" style:parent-style-name="objectwithoutfill">
      <style:graphic-properties draw:marker-end="Arrowheads_20_5" draw:marker-end-width="0.3cm" draw:fill="none" draw:textarea-vertical-align="middle" loext:decorative="false"/>
    </style:style>
    <style:style style:name="gr21" style:family="graphic" style:parent-style-name="objectwithoutfill">
      <style:graphic-properties draw:marker-end="Arrowheads_20_6" draw:marker-end-width="0.3cm" draw:fill="none" draw:textarea-vertical-align="middle" loext:decorative="false"/>
    </style:style>
    <style:style style:name="gr22" style:family="graphic" style:parent-style-name="objectwithoutfill">
      <style:graphic-properties draw:marker-end="Arrowheads_20_7" draw:marker-end-width="0.3cm" draw:fill="none" draw:textarea-vertical-align="middle" loext:decorative="false"/>
    </style:style>
    <style:style style:name="gr23" style:family="graphic" style:parent-style-name="objectwithoutfill">
      <style:graphic-properties draw:marker-end="Arrowheads_20_8" draw:marker-end-width="0.3cm" draw:fill="none" draw:textarea-vertical-align="middle" loext:decorative="false"/>
    </style:style>
    <style:style style:name="gr24" style:family="graphic" style:parent-style-name="objectwithoutfill">
      <style:graphic-properties draw:marker-end="Arrowheads_20_9" draw:marker-end-width="0.3cm" draw:fill="none" draw:textarea-vertical-align="middle" loext:decorative="false"/>
    </style:style>
    <style:style style:name="gr25" style:family="graphic" style:parent-style-name="objectwithoutfill">
      <style:graphic-properties draw:marker-end="Arrowheads_20_10" draw:marker-end-width="0.3cm" draw:fill="none" draw:textarea-vertical-align="middle" loext:decorative="false"/>
    </style:style>
    <style:style style:name="gr26" style:family="graphic" style:parent-style-name="objectwithoutfill">
      <style:graphic-properties draw:marker-end="Arrowheads_20_11" draw:marker-end-width="0.3cm" draw:fill="none" draw:textarea-vertical-align="middle" loext:decorative="false"/>
    </style:style>
    <style:style style:name="gr27" style:family="graphic" style:parent-style-name="objectwithoutfill">
      <style:graphic-properties draw:marker-end="Arrowheads_20_12" draw:marker-end-width="0.3cm" draw:fill="none" draw:textarea-vertical-align="middle" loext:decorative="false"/>
    </style:style>
    <style:style style:name="gr28" style:family="graphic" style:parent-style-name="objectwithoutfill">
      <style:graphic-properties draw:marker-end="Arrowheads_20_13" draw:marker-end-width="0.3cm" draw:fill="none"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34"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41" style:family="graphic" style:parent-style-name="objectwithoutfill">
      <style:graphic-properties draw:marker-end="Arrowheads_20_14" draw:marker-end-width="0.3cm" draw:fill="none" draw:textarea-vertical-align="middle" loext:decorative="false"/>
    </style:style>
    <style:style style:name="gr42" style:family="graphic" style:parent-style-name="objectwithoutfill">
      <style:graphic-properties draw:marker-end="Arrowheads_20_15" draw:marker-end-width="0.3cm" draw:fill="none" draw:textarea-vertical-align="middle" loext:decorative="false"/>
    </style:style>
    <style:style style:name="gr43" style:family="graphic" style:parent-style-name="objectwithoutfill">
      <style:graphic-properties draw:marker-end="Arrowheads_20_16" draw:marker-end-width="0.3cm" draw:fill="none" draw:textarea-vertical-align="middle" loext:decorative="false"/>
    </style:style>
    <style:style style:name="gr44" style:family="graphic" style:parent-style-name="objectwithoutfill">
      <style:graphic-properties draw:marker-end="Arrowheads_20_17" draw:marker-end-width="0.3cm" draw:fill="none" draw:textarea-vertical-align="middle" loext:decorative="false"/>
    </style:style>
    <style:style style:name="gr45" style:family="graphic" style:parent-style-name="objectwithoutfill">
      <style:graphic-properties draw:marker-end="Arrowheads_20_18" draw:marker-end-width="0.3cm" draw:fill="none" draw:textarea-vertical-align="middle" loext:decorative="false"/>
    </style:style>
    <style:style style:name="gr46" style:family="graphic" style:parent-style-name="objectwithoutfill">
      <style:graphic-properties draw:marker-end="Arrowheads_20_19" draw:marker-end-width="0.3cm" draw:fill="none" draw:textarea-vertical-align="middle" loext:decorative="false"/>
    </style:style>
    <style:style style:name="gr47" style:family="graphic" style:parent-style-name="objectwithoutfill">
      <style:graphic-properties draw:marker-end="Arrowheads_20_20" draw:marker-end-width="0.3cm" draw:fill="none" draw:textarea-vertical-align="middle" loext:decorative="false"/>
    </style:style>
    <style:style style:name="gr48" style:family="graphic" style:parent-style-name="objectwithoutfill">
      <style:graphic-properties draw:marker-end="Arrowheads_20_21" draw:marker-end-width="0.3cm" draw:fill="none" draw:textarea-vertical-align="middle" loext:decorative="false"/>
    </style:style>
    <style:style style:name="gr49" style:family="graphic" style:parent-style-name="objectwithoutfill">
      <style:graphic-properties draw:marker-end="Arrowheads_20_22" draw:marker-end-width="0.3cm" draw:fill="none" draw:textarea-vertical-align="middle" loext:decorative="false"/>
    </style:style>
    <style:style style:name="gr50" style:family="graphic" style:parent-style-name="objectwithoutfill">
      <style:graphic-properties draw:marker-end="Arrowheads_20_23" draw:marker-end-width="0.3cm" draw:fill="none" draw:textarea-vertical-align="middle" loext:decorative="false"/>
    </style:style>
    <style:style style:name="gr51" style:family="graphic" style:parent-style-name="objectwithoutfill">
      <style:graphic-properties draw:marker-end="Arrowheads_20_24" draw:marker-end-width="0.3cm" draw:fill="none" draw:textarea-vertical-align="middle" loext:decorative="false"/>
    </style:style>
    <style:style style:name="gr52" style:family="graphic" style:parent-style-name="objectwithoutfill">
      <style:graphic-properties draw:marker-end="Arrowheads_20_25" draw:marker-end-width="0.3cm" draw:fill="none" draw:textarea-vertical-align="middle" loext:decorative="false"/>
    </style:style>
    <style:style style:name="gr53"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57" style:family="graphic" style:parent-style-name="standard" style:list-style-name="L1">
      <style:graphic-properties draw:stroke="none" svg:stroke-color="#000000" draw:fill="none" draw:fill-color="#ffffff" draw:textarea-horizontal-align="left" draw:auto-grow-height="true" draw:auto-grow-width="false" fo:min-height="0.395cm" fo:min-width="1.329cm" loext:decorative="false"/>
      <style:paragraph-properties style:writing-mode="lr-tb"/>
    </style:style>
    <style:style style:name="gr58" style:family="graphic" style:parent-style-name="standard" style:list-style-name="L1">
      <style:graphic-properties draw:stroke="none" svg:stroke-color="#000000" draw:fill="none" draw:fill-color="#ffffff" draw:textarea-horizontal-align="left" draw:auto-grow-height="true" draw:auto-grow-width="false" fo:min-height="0.376cm" fo:min-width="1.329cm" loext:decorative="false"/>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61" style:family="graphic" style:parent-style-name="standard" style:list-style-name="L1">
      <style:graphic-properties draw:stroke="none" svg:stroke-color="#000000" draw:fill="none" draw:fill-color="#ffffff" draw:textarea-horizontal-align="left" draw:auto-grow-height="true" draw:auto-grow-width="false" fo:min-height="0.477cm" fo:min-width="0.211cm" loext:decorative="false"/>
      <style:paragraph-properties style:writing-mode="lr-tb"/>
    </style:style>
    <style:style style:name="gr62"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703cm" fo:min-width="1.723cm" fo:padding-top="0.142cm" fo:padding-bottom="0.142cm" fo:padding-left="0.267cm" fo:padding-right="0.267cm" fo:wrap-option="wrap" loext:decorative="false"/>
    </style:style>
    <style:style style:name="gr63" style:family="graphic" style:parent-style-name="standard">
      <style:graphic-properties draw:stroke="none" svg:stroke-color="#000000" draw:fill="none" draw:fill-color="#ffffff" draw:textarea-horizontal-align="left" draw:auto-grow-height="true" draw:auto-grow-width="true" fo:min-height="0.637cm" fo:min-width="2.081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0.637cm" fo:min-width="0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2.341cm" fo:min-width="0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477cm" fo:min-width="0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0.5pt" style:font-size-asian="10.5pt" style:font-size-complex="10.5pt"/>
    </style:style>
    <style:style style:name="P5" style:family="paragraph">
      <loext:graphic-properties draw:fill="none" draw:fill-color="#ffffff"/>
      <style:text-properties fo:font-size="7pt" style:font-size-asian="7pt" style:font-size-complex="7pt"/>
    </style:style>
    <style:style style:name="P6" style:family="paragraph">
      <loext:graphic-properties draw:fill="none" draw:fill-color="#ffffff"/>
      <style:text-properties fo:font-size="8pt" style:font-size-asian="8pt" style:font-size-complex="8pt"/>
    </style:style>
    <style:style style:name="P7" style:family="paragraph">
      <style:paragraph-properties fo:margin-top="0.406cm" fo:margin-bottom="0cm" fo:text-align="center"/>
    </style:style>
    <style:style style:name="P8" style:family="paragraph">
      <style:paragraph-properties fo:margin-left="0cm" fo:margin-right="0cm" fo:margin-top="0.406cm" fo:margin-bottom="0cm" fo:line-height="100%" fo:text-align="center" fo:text-indent="0cm"/>
    </style:style>
    <style:style style:name="P9" style:family="paragraph">
      <loext:graphic-properties draw:fill="none" draw:fill-color="#ffffff"/>
      <style:paragraph-properties fo:margin-top="0.406cm" fo:margin-bottom="0cm" fo:text-align="center"/>
      <style:text-properties fo:font-size="8pt" style:font-size-asian="8pt" style:font-size-complex="8pt"/>
    </style:style>
    <style:style style:name="P10" style:family="paragraph">
      <loext:graphic-properties draw:fill="none" draw:fill-color="#ffffff"/>
      <style:text-properties fo:font-size="9pt" style:font-size-asian="9pt" style:font-size-complex="9pt"/>
    </style:style>
    <style:style style:name="P11" style:family="paragraph">
      <loext:graphic-properties draw:fill="none" draw:fill-color="#ffffff"/>
      <style:text-properties fo:font-size="12pt"/>
    </style:style>
    <style:style style:name="P12" style:family="paragraph">
      <loext:graphic-properties draw:fill="none" draw:fill-color="#ffffff"/>
      <style:text-properties fo:font-size="6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fo:font-size="6pt"/>
    </style:style>
    <style:style style:name="P15" style:family="paragraph">
      <loext:graphic-properties draw:fill="none" draw:fill-color="#ffffff"/>
      <style:text-properties fo:font-size="8pt" fo:font-weight="bold" style:font-size-asian="8pt" style:font-weight-asian="bold" style:font-size-complex="8pt" style:font-weight-complex="bold"/>
    </style:style>
    <style:style style:name="P16" style:family="paragraph">
      <style:paragraph-properties fo:margin-top="0.102cm" fo:margin-bottom="0cm" fo:text-align="center"/>
    </style:style>
    <style:style style:name="P17" style:family="paragraph">
      <loext:graphic-properties draw:fill="none" draw:fill-color="#ffffff"/>
      <style:paragraph-properties fo:margin-top="0.102cm" fo:margin-bottom="0cm" fo:text-align="center"/>
      <style:text-properties fo:font-size="9pt" style:font-size-asian="9pt" style:font-size-complex="9pt"/>
    </style:style>
    <style:style style:name="P18" style:family="paragraph">
      <loext:graphic-properties draw:fill="none" draw:fill-color="#ffffff"/>
      <style:text-properties fo:font-size="6pt" style:font-size-asian="6pt" style:font-size-complex="6pt"/>
    </style:style>
    <style:style style:name="T1" style:family="text">
      <style:text-properties fo:font-size="10.5pt" style:font-size-asian="10.5pt" style:font-size-complex="10.5pt"/>
    </style:style>
    <style:style style:name="T2" style:family="text">
      <style:text-properties fo:font-size="7pt" style:font-size-asian="7pt" style:font-size-complex="7pt"/>
    </style:style>
    <style:style style:name="T3" style:family="text">
      <style:text-properties fo:font-size="8pt" style:font-size-asian="8pt" style:font-size-complex="8pt"/>
    </style:style>
    <style:style style:name="T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fo:font-size="12pt"/>
    </style:style>
    <style:style style:name="T8" style:family="text">
      <style:text-properties fo:font-size="6pt"/>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6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0.318cm" svg:height="0.318cm" svg:x="4.492cm" svg:y="2.5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35cm" svg:y="2.5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762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4.81cm" svg:y="4.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715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397cm" svg:y="2.9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889cm" svg:y="2.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3.2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302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4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3.222cm" svg:y="3.2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08cm" svg:y="3.2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4.492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3.54cm" svg:y="4.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445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127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619cm" svg:y="2.9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032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984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032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89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302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35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5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3.8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429cm" svg:y="3.2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842cm" svg:y="4.49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794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2.26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065cm" svg:y="2.26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477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525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43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112cm" svg:y="2.5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604cm" svg:y="1.9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922cm" svg:y="2.9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017cm" svg:y="3.2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969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2.9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795cm" svg:y="2.9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5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16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842cm" svg:y="3.2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334cm" svg:y="2.5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652cm" svg:y="3.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3.8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699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3.2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605cm" svg:y="3.2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017cm" svg:y="4.49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065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97cm" svg:y="4.49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652cm" svg:y="3.5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8.144cm" svg:y="2.9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8.462cm" svg:y="3.8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6.557cm" svg:y="4.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7.509cm" svg:y="4.49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4.492cm" svg:y="4.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35cm" svg:y="4.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762cm" svg:y="5.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4.81cm" svg:y="5.7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715cm" svg:y="5.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397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889cm" svg:y="3.8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4.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302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4cm" svg:y="5.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3.222cm" svg:y="4.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6.08cm" svg:y="4.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4.492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3.54cm" svg:y="6.39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445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5.127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619cm" svg:y="4.49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5.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032cm" svg:y="5.7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984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032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89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302cm" svg:y="6.3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7.35cm" svg:y="6.7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5cm" svg:y="6.3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5.4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429cm" svg:y="4.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5.7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842cm" svg:y="6.0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794cm" svg:y="6.3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065cm" svg:y="3.8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477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525cm" svg:y="5.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43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112cm" svg:y="4.1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604cm" svg:y="3.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922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017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969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8.937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795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207cm" svg:y="5.7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9.255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1.16cm" svg:y="5.7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0.842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334cm" svg:y="4.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652cm" svg:y="5.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5.4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699cm" svg:y="5.7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2.747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5.605cm" svg:y="4.8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017cm" svg:y="6.0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3.065cm" svg:y="6.3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97cm" svg:y="6.0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4.652cm" svg:y="5.1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8.144cm" svg:y="4.4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8.462cm" svg:y="5.4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6.557cm" svg:y="5.7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0.318cm" svg:height="0.318cm" svg:x="17.509cm" svg:y="6.079cm">
          <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2" draw:layer="layout" svg:x1="9.772cm" svg:y1="1cm" svg:x2="9.772cm" svg:y2="8.302cm">
          <text:p/>
        </draw:line>
        <draw:frame draw:style-name="gr3" draw:text-style-name="P3" draw:layer="layout" svg:width="1.56cm" svg:height="0.962cm" svg:x="6.107cm" svg:y="1.308cm">
          <draw:text-box>
            <text:p>Left</text:p>
          </draw:text-box>
        </draw:frame>
        <draw:frame draw:style-name="gr4" draw:text-style-name="P3" draw:layer="layout" svg:width="1.984cm" svg:height="0.962cm" svg:x="12.43cm" svg:y="1.308cm">
          <draw:text-box>
            <text:p>Right</text:p>
          </draw:text-box>
        </draw:frame>
        <draw:frame draw:style-name="gr5" draw:text-style-name="P4" draw:layer="layout" svg:width="1.217cm" svg:height="0.662cm" svg:x="3.275cm" svg:y="1.608cm">
          <draw:text-box>
            <text:p><text:span text:style-name="T1">(x,y)</text:span></text:p>
          </draw:text-box>
        </draw:frame>
        <draw:path draw:style-name="gr2" draw:text-style-name="P2" draw:layer="layout" svg:width="0.999cm" svg:height="0.455cm" draw:transform="rotate (-3.14159265358979) translate (4.511cm 2.77144294134274cm)" svg:viewBox="0 0 1000 456" svg:d="M0 20c172-24 345-24 516-14 144 9 517 110 383 291-271 366 381-52-53 159l-39-132v-53">
          <text:p/>
        </draw:path>
        <draw:line draw:style-name="gr6" draw:text-style-name="P2" draw:layer="layout" svg:x1="1.952cm" svg:y1="8.62cm" svg:x2="1.952cm" svg:y2="1.317cm">
          <text:p/>
        </draw:line>
        <draw:line draw:style-name="gr7" draw:text-style-name="P2" draw:layer="layout" svg:x1="1.952cm" svg:y1="8.62cm" svg:x2="19.415cm" svg:y2="8.62cm">
          <text:p/>
        </draw:line>
        <draw:frame draw:style-name="gr8" draw:text-style-name="P5" draw:layer="layout" svg:width="7.877cm" svg:height="12.351cm" svg:x="1.952cm" svg:y="8.937cm">
          <draw:text-box>
            <text:p><text:span text:style-name="T2">double closestPair(vector&lt;Point&gt;&amp; points, int left, int right) {</text:span></text:p>
            <text:p><text:span text:style-name="T2"><text:s text:c="4"/></text:span><text:span text:style-name="T2">// Base case: 1 or 2 points</text:span></text:p>
            <text:p><text:span text:style-name="T2"><text:s text:c="4"/></text:span><text:span text:style-name="T2">if (right - left &lt;= 1) {</text:span></text:p>
            <text:p><text:span text:style-name="T2"><text:s text:c="8"/></text:span><text:span text:style-name="T2">return INFINITY; <text:s/></text:span></text:p>
            <text:p><text:span text:style-name="T2"><text:s text:c="4"/></text:span><text:span text:style-name="T2">}</text:span></text:p>
            <text:p><text:span text:style-name="T2"/></text:p>
            <text:p><text:span text:style-name="T2"><text:s text:c="4"/></text:span><text:span text:style-name="T2">if (right - left == 2) {</text:span></text:p>
            <text:p><text:span text:style-name="T2"><text:s text:c="8"/></text:span><text:span text:style-name="T2">return distance(points[left], points[left + 1]);</text:span></text:p>
            <text:p><text:span text:style-name="T2"><text:s text:c="4"/></text:span><text:span text:style-name="T2">}</text:span></text:p>
            <text:p><text:span text:style-name="T2"/></text:p>
            <text:p><text:span text:style-name="T2"><text:s text:c="4"/></text:span><text:span text:style-name="T2">if (right - left == 3) {</text:span></text:p>
            <text:p><text:span text:style-name="T2"><text:s text:c="8"/></text:span><text:span text:style-name="T2">double d1 = distance(points[left], points[left + 1]);</text:span></text:p>
            <text:p><text:span text:style-name="T2"><text:s text:c="8"/></text:span><text:span text:style-name="T2">double d2 = distance(points[left + 1], points[left + 2]);</text:span></text:p>
            <text:p><text:span text:style-name="T2"><text:s text:c="8"/></text:span><text:span text:style-name="T2">double d3 = distance(points[left], points[left + 2]);</text:span></text:p>
            <text:p><text:span text:style-name="T2"><text:s text:c="8"/></text:span><text:span text:style-name="T2">return min({d1, d2, d3});</text:span></text:p>
            <text:p><text:span text:style-name="T2"><text:s text:c="4"/></text:span><text:span text:style-name="T2">}</text:span></text:p>
            <text:p><text:span text:style-name="T2"><text:s text:c="4"/></text:span></text:p>
            <text:p><text:span text:style-name="T2"><text:s text:c="4"/></text:span><text:span text:style-name="T2">// Divide</text:span></text:p>
            <text:p><text:span text:style-name="T2"><text:s text:c="4"/></text:span><text:span text:style-name="T2">int mid = (left + right) / 2; </text:span></text:p>
            <text:p><text:span text:style-name="T2"><text:s text:c="4"/></text:span><text:span text:style-name="T2">double midX = points[mid].x; </text:span></text:p>
            <text:p><text:span text:style-name="T2"><text:s text:c="4"/></text:span></text:p>
            <text:p><text:span text:style-name="T2"><text:s text:c="4"/></text:span><text:span text:style-name="T2">// Conquer</text:span></text:p>
            <text:p><text:span text:style-name="T2"><text:s text:c="4"/></text:span><text:span text:style-name="T2">double dLeft = closestPair(points, left, mid); </text:span></text:p>
            <text:p><text:span text:style-name="T2"><text:s text:c="4"/></text:span><text:span text:style-name="T2">double dRight = closestPair(points, mid, right); </text:span></text:p>
            <text:p><text:span text:style-name="T2"><text:s text:c="4"/></text:span><text:span text:style-name="T2">double d = min(dLeft, dRight); </text:span></text:p>
            <text:p><text:span text:style-name="T2"><text:s text:c="4"/></text:span></text:p>
            <text:p><text:span text:style-name="T2"><text:s text:c="4"/></text:span><text:span text:style-name="T2">vector&lt;Point&gt; strip;</text:span></text:p>
            <text:p><text:span text:style-name="T2"><text:s text:c="4"/></text:span><text:span text:style-name="T2">for (int i = left; i &lt; right; i++) { </text:span></text:p>
            <text:p><text:span text:style-name="T2"><text:s text:c="8"/></text:span><text:span text:style-name="T2">if (abs(points[i].x - midX) &lt; d) </text:span></text:p>
            <text:p><text:span text:style-name="T2"><text:s text:c="12"/></text:span><text:span text:style-name="T2">strip.push_back(points[i]);</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sort(strip.begin(), strip.end(),</text:span></text:p>
            <text:p><text:span text:style-name="T2"><text:s text:c="9"/></text:span><text:span text:style-name="T2">[](const Point&amp; a, const Point&amp; b) { return a.y &lt; b.y; }); </text:span></text:p>
            <text:p><text:span text:style-name="T2"><text:s text:c="4"/></text:span></text:p>
            <text:p><text:span text:style-name="T2"><text:s text:c="4"/></text:span><text:span text:style-name="T2">for (int i = 0; i &lt; strip.size(); i++) {</text:span></text:p>
            <text:p><text:span text:style-name="T2"><text:s text:c="8"/></text:span><text:span text:style-name="T2">for (int j = i + 1; j &lt; strip.size() &amp;&amp; (strip[j].y - strip[i].y) &lt; d; j++) {</text:span></text:p>
            <text:p><text:span text:style-name="T2"><text:s text:c="12"/></text:span><text:span text:style-name="T2">d = min(d, distance(strip[i], strip[j]));</text:span></text:p>
            <text:p><text:span text:style-name="T2"><text:s text:c="8"/></text:span><text:span text:style-name="T2">}</text:span></text:p>
            <text:p><text:span text:style-name="T2"><text:s text:c="4"/></text:span><text:span text:style-name="T2">}</text:span></text:p>
            <text:p><text:span text:style-name="T2"><text:s text:c="4"/></text:span></text:p>
            <text:p><text:span text:style-name="T2"><text:s text:c="4"/></text:span><text:span text:style-name="T2">return d;</text:span></text:p>
            <text:p><text:span text:style-name="T2">}</text:span></text:p>
          </draw:text-box>
        </draw:frame>
        <draw:frame draw:style-name="gr9" draw:text-style-name="P6" draw:layer="layout" svg:width="0.659cm" svg:height="0.569cm" svg:x="10.183cm" svg:y="9.638cm">
          <draw:text-box>
            <text:p><text:span text:style-name="T3">1</text:span></text:p>
          </draw:text-box>
        </draw:frame>
        <draw:frame draw:style-name="gr9" draw:text-style-name="P6" draw:layer="layout" svg:width="0.659cm" svg:height="0.569cm" svg:x="10.183cm" svg:y="10.908cm">
          <draw:text-box>
            <text:p><text:span text:style-name="T3">1</text:span></text:p>
          </draw:text-box>
        </draw:frame>
        <draw:frame draw:style-name="gr9" draw:text-style-name="P6" draw:layer="layout" svg:width="0.659cm" svg:height="0.569cm" svg:x="10.183cm" svg:y="12.178cm">
          <draw:text-box>
            <text:p><text:span text:style-name="T3">1</text:span></text:p>
          </draw:text-box>
        </draw:frame>
        <draw:frame draw:style-name="gr9" draw:text-style-name="P6" draw:layer="layout" svg:width="0.659cm" svg:height="0.569cm" svg:x="10.183cm" svg:y="14.017cm">
          <draw:text-box>
            <text:p><text:span text:style-name="T3">1</text:span></text:p>
          </draw:text-box>
        </draw:frame>
        <draw:frame draw:style-name="gr10" draw:text-style-name="P6" draw:layer="layout" svg:width="2.331cm" svg:height="0.569cm" svg:x="9.255cm" svg:y="15.287cm">
          <draw:text-box>
            <text:p><text:span text:style-name="T3">T(n/2) + T(n/2)</text:span></text:p>
          </draw:text-box>
        </draw:frame>
        <draw:frame draw:style-name="gr9" draw:text-style-name="P6" draw:layer="layout" svg:width="0.659cm" svg:height="0.569cm" svg:x="10.183cm" svg:y="16.623cm">
          <draw:text-box>
            <text:p><text:span text:style-name="T3">n</text:span></text:p>
          </draw:text-box>
        </draw:frame>
        <draw:frame draw:style-name="gr11" draw:text-style-name="P6" draw:layer="layout" svg:width="3.842cm" svg:height="0.526cm" svg:x="10.183cm" svg:y="18.211cm">
          <draw:text-box>
            <text:p><text:span text:style-name="T2">N, worst case, average (nlogn)</text:span></text:p>
          </draw:text-box>
        </draw:frame>
        <draw:frame draw:style-name="gr9" draw:text-style-name="P6" draw:layer="layout" svg:width="0.659cm" svg:height="0.569cm" svg:x="10.183cm" svg:y="19.163cm">
          <draw:text-box>
            <text:p><text:span text:style-name="T3">n</text:span></text:p>
          </draw:text-box>
        </draw:frame>
        <draw:path draw:style-name="gr2" draw:text-style-name="P2" draw:layer="layout" svg:width="5.688cm" svg:height="0.224cm" svg:x="4.564cm" svg:y="9.803cm" svg:viewBox="0 0 5689 225" svg:d="M0 225c679-14 1359-11 2037-53 605-38 1209-15 1813-53 294-19 591-55 886-39 195 11 389-17 582-40l146-26h132l93-14">
          <text:p/>
        </draw:path>
        <draw:path draw:style-name="gr2" draw:text-style-name="P2" draw:layer="layout" svg:width="2.856cm" svg:height="0.057cm" svg:x="7.488cm" svg:y="11.108cm" svg:viewBox="0 0 2857 58" svg:d="M0 58c613-14 1228-92 1839-40 228 19 450 2 674 40h146l132-13h66">
          <text:p/>
        </draw:path>
        <draw:path draw:style-name="gr2" draw:text-style-name="P2" draw:layer="layout" svg:width="1.813cm" svg:height="0.215cm" draw:transform="rotate (0.138928208458749) translate (8.54558596433329cm 12.5380389853621cm)" svg:viewBox="0 0 1814 216" svg:d="M0 3c334-19 659 57 988 98 139 17 279 39 420 58l131 19 170 24 105 14">
          <text:p/>
        </draw:path>
        <draw:path draw:style-name="gr2" draw:text-style-name="P2" draw:layer="layout" svg:width="4.548cm" svg:height="1.367cm" draw:transform="rotate (0.272620429161514) translate (5.543cm 14.3cm)" svg:viewBox="0 0 4549 1368" svg:d="M0 0c789 3 1534 319 2291 503 406 99 781 286 1169 437 219 86 438 179 646 291l252 84 191 53">
          <text:p/>
        </draw:path>
        <draw:path draw:style-name="gr2" draw:text-style-name="P2" draw:layer="layout" svg:width="1.578cm" svg:height="1.758cm" draw:transform="rotate (0.785398163397448) translate (7.263cm 15.2cm)" svg:viewBox="0 0 1579 1759" svg:d="M0 0c296 14 505 232 701 421 146 142 309 263 440 420 116 138 262 249 365 404 104 156 66 342 66 514">
          <text:p/>
        </draw:path>
        <draw:path draw:style-name="gr2" draw:text-style-name="P2" draw:layer="layout" svg:width="3.769cm" svg:height="0.516cm" svg:x="7.501cm" svg:y="15.65cm" svg:viewBox="0 0 3770 517" svg:d="M0 0c285 90 544 249 833 331 292 83 592 158 900 158 317 0 634 35 953 27 250-7 503-20 754 0 141 12 327-49 330-212l-13-172v-53">
          <text:p/>
        </draw:path>
        <draw:path draw:style-name="gr2" draw:text-style-name="P2" draw:layer="layout" svg:width="4.629cm" svg:height="0.264cm" svg:x="5.702cm" svg:y="16.602cm" svg:viewBox="0 0 4630 265" svg:d="M0 0c502 39 1004 4 1508 40 418 29 836 90 1257 66 239-14 475 41 714 53 184 9 371 17 556 13 167-3 324 49 489 66l106 27">
          <text:p/>
        </draw:path>
        <draw:path draw:style-name="gr2" draw:text-style-name="P2" draw:layer="layout" svg:width="1.613cm" svg:height="0.026cm" svg:x="8.652cm" svg:y="18.6cm" svg:viewBox="0 0 1614 27" svg:d="M0 27c392-1 784 0 1177 0h291l133-27h13">
          <text:p/>
        </draw:path>
        <draw:path draw:style-name="gr2" draw:text-style-name="P2" draw:layer="layout" svg:width="0.7cm" svg:height="0.027cm" svg:x="9.671cm" svg:y="19.393cm" svg:viewBox="0 0 701 28" svg:d="M0 1c167 7 335-14 502 13h133l66 14">
          <text:p/>
        </draw:path>
        <draw:path draw:style-name="gr2" draw:text-style-name="P2" draw:layer="layout" svg:width="0.252cm" svg:height="0.739cm" draw:transform="rotate (2.93564380185446) translate (12.3177635869035cm 9.97422882773658cm)" svg:viewBox="0 0 253 740" svg:d="M85 724c221 94 208-262 55-322-138-54-223-342-17-402">
          <text:p/>
        </draw:path>
        <draw:path draw:style-name="gr2" draw:text-style-name="P2" draw:layer="layout" svg:width="0.478cm" svg:height="0.496cm" draw:transform="rotate (-2.35619449019235) translate (13.2425cm 9.7505cm)" svg:viewBox="0 0 479 497" svg:d="M215 496c159 13 335-162 234-328-123-201-336-24-449 76l103-159 28-85">
          <text:p/>
        </draw:path>
        <draw:path draw:style-name="gr2" draw:text-style-name="P2" draw:layer="layout" svg:width="0.875cm" svg:height="1.379cm" draw:transform="rotate (-1.15488436604465) translate (14.5677302404449cm 9.06419711461071cm)" svg:viewBox="0 0 876 1380" svg:d="M0 1304c143-44 486-85 416 40-98 177-394-360-48-282 117 27-388-251-75-323 157-36 382 259 448 68 55-159-308-131-341-309-47-254 667 34 243-125-376-141 132-293 233-201l-117-94-110-78">
          <text:p/>
        </draw:path>
        <draw:path draw:style-name="gr2" draw:text-style-name="P2" draw:layer="layout" svg:width="0.962cm" svg:height="0.535cm" draw:transform="rotate (2.47225888544997) translate (15.8300112037781cm 10.4951151305149cm)" svg:viewBox="0 0 963 536" svg:d="M733 488c387 39 207-365 25-459-222-115-356 142-328 310 26 152 534 274-25 139l-355-23-50 22">
          <text:p/>
        </draw:path>
        <draw:path draw:style-name="gr2" draw:text-style-name="P2" draw:layer="layout" svg:width="7.499cm" svg:height="0.2cm" svg:x="11.457cm" svg:y="10.438cm" svg:viewBox="0 0 7500 201" svg:d="M0 40c426-41 857-41 1283 0 845 84 1691 33 2540 92 505 35 1014 23 1521 40 303 11 614 58 913 0 171-33 321-92 489-92 265 2 495-120 754-67">
          <text:p/>
        </draw:path>
        <draw:frame draw:style-name="gr12" draw:text-style-name="P9" draw:layer="layout" svg:width="5.98cm" svg:height="12.7cm" svg:x="12.8cm" svg:y="10.525cm">
          <draw:text-box>
            <text:p text:style-name="P7"><text:span text:style-name="T3">T(n) =T(n/2) + T(n/2) + n + n + n + 1 + 1 + 1</text:span></text:p>
            <text:p text:style-name="P7"><text:span text:style-name="T3">T(n) =2T(n/2) + 3n + 3</text:span></text:p>
            <text:p text:style-name="P7"><text:span text:style-name="T3">T(n) = 2T(n/2) + n</text:span></text:p>
            <text:p text:style-name="P7"><text:span text:style-name="T3">Continue to solve</text:span></text:p>
            <text:p text:style-name="P7"><text:span text:style-name="T3">What is T(n/2):</text:span></text:p>
            <text:p text:style-name="P7"><text:span text:style-name="T3">T(n/2)=2T(n/2^2) + n/2</text:span></text:p>
            <text:p text:style-name="P8"><text:span text:style-name="T4">Then: T(n)=2[</text:span><text:span text:style-name="T3">2T(n/2^2) + n/2] +n</text:span></text:p>
            <text:p text:style-name="P8"><text:span text:style-name="T3">T(n)=2^2T(n/2^2) + n + n</text:span></text:p>
            <text:p text:style-name="P8"><text:span text:style-name="T3">What is T(n/2^3):</text:span></text:p>
            <text:p text:style-name="P8"><text:span text:style-name="T3">T(n/2^2)=2T(n/2^3) + n/2^2</text:span></text:p>
            <text:p text:style-name="P8"><text:span text:style-name="T3">Then: T(n)= 2^2[2T(n/2^3) + n/2^2] <text:s/>+2n</text:span></text:p>
            <text:p text:style-name="P8"><text:span text:style-name="T3">T(n)=2^3T(n/2^3) + 3n</text:span></text:p>
            <text:p text:style-name="P8"><text:span text:style-name="T3">Then we can see that:</text:span></text:p>
            <text:p text:style-name="P8"><text:span text:style-name="T3">T(n)=2^k T(n/2^k) + kn</text:span></text:p>
            <text:p text:style-name="P8"><text:span text:style-name="T3">T(n/2^k) = T(1)</text:span></text:p>
            <text:p text:style-name="P8"><text:span text:style-name="T3">n/2^k = 1 → n = 2^k → k = logn</text:span></text:p>
            <text:p text:style-name="P8"><text:span text:style-name="T5">Result: n+nlogn → O(nlogn)</text:span></text:p>
            <text:p><text:span text:style-name="T3"/></text:p>
          </draw:text-box>
        </draw:frame>
        <draw:frame draw:style-name="gr13" draw:text-style-name="P10" draw:layer="layout" svg:width="1.137cm" svg:height="0.607cm" svg:x="10.023cm" svg:y="8.937cm">
          <draw:text-box>
            <text:p><text:span text:style-name="T6">O(n)</text:span></text:p>
          </draw:text-box>
        </draw:frame>
        <draw:line draw:style-name="gr14" draw:text-style-name="P2" draw:layer="layout" svg:x1="11.16cm" svg:y1="11.477cm" svg:x2="12.112cm" svg:y2="11.16cm">
          <text:p/>
        </draw:line>
        <draw:frame draw:style-name="gr15" draw:text-style-name="P3" draw:layer="layout" svg:width="2.195cm" svg:height="0.962cm" svg:x="11.815cm" svg:y="23.58cm">
          <draw:text-box>
            <text:p>T(n/2)</text:p>
          </draw:text-box>
        </draw:frame>
        <draw:frame draw:style-name="gr15" draw:text-style-name="P3" draw:layer="layout" svg:width="2.195cm" svg:height="0.962cm" svg:x="9.35cm" svg:y="23.58cm">
          <draw:text-box>
            <text:p>T(n/2)</text:p>
          </draw:text-box>
        </draw:frame>
        <draw:frame draw:style-name="gr16" draw:text-style-name="P3" draw:layer="layout" svg:width="0.853cm" svg:height="0.962cm" svg:x="14.212cm" svg:y="23.59cm">
          <draw:text-box>
            <text:p>n</text:p>
          </draw:text-box>
        </draw:frame>
        <draw:frame draw:style-name="gr17" draw:text-style-name="P3" draw:layer="layout" svg:width="1.662cm" svg:height="0.962cm" svg:x="10.525cm" svg:y="21.32cm">
          <draw:text-box>
            <text:p>T(n)</text:p>
          </draw:text-box>
        </draw:frame>
        <draw:frame draw:style-name="gr18" draw:text-style-name="P11" draw:layer="layout" svg:width="2.195cm" svg:height="0.962cm" svg:x="7.168cm" svg:y="25.495cm">
          <draw:text-box>
            <text:p><text:span text:style-name="T7">T(n/2^2)</text:span></text:p>
          </draw:text-box>
        </draw:frame>
        <draw:frame draw:style-name="gr18" draw:text-style-name="P11" draw:layer="layout" svg:width="2.195cm" svg:height="0.962cm" svg:x="5.236cm" svg:y="25.504cm">
          <draw:text-box>
            <text:p><text:span text:style-name="T7">T(n/2^2)</text:span></text:p>
          </draw:text-box>
        </draw:frame>
        <draw:frame draw:style-name="gr19" draw:text-style-name="P11" draw:layer="layout" svg:width="1.17cm" svg:height="1.199cm" svg:x="9.767cm" svg:y="25.514cm">
          <draw:text-box>
            <text:p><text:span text:style-name="T7">n/2</text:span></text:p>
          </draw:text-box>
        </draw:frame>
        <draw:frame draw:style-name="gr18" draw:text-style-name="P11" draw:layer="layout" svg:width="2.195cm" svg:height="0.962cm" svg:x="13.518cm" svg:y="25.523cm">
          <draw:text-box>
            <text:p><text:span text:style-name="T7">T(n/2^2)</text:span></text:p>
          </draw:text-box>
        </draw:frame>
        <draw:frame draw:style-name="gr18" draw:text-style-name="P11" draw:layer="layout" svg:width="2.195cm" svg:height="0.962cm" svg:x="11.586cm" svg:y="25.532cm">
          <draw:text-box>
            <text:p><text:span text:style-name="T7">T(n/2^2)</text:span></text:p>
          </draw:text-box>
        </draw:frame>
        <draw:frame draw:style-name="gr19" draw:text-style-name="P11" draw:layer="layout" svg:width="1.17cm" svg:height="1.199cm" svg:x="16.117cm" svg:y="25.542cm">
          <draw:text-box>
            <text:p><text:span text:style-name="T7">n/2</text:span></text:p>
          </draw:text-box>
        </draw:frame>
        <draw:line draw:style-name="gr20" draw:text-style-name="P2" draw:layer="layout" svg:x1="11.572cm" svg:y1="22.32cm" svg:x2="10.62cm" svg:y2="23.59cm">
          <text:p/>
        </draw:line>
        <draw:line draw:style-name="gr21" draw:text-style-name="P2" draw:layer="layout" svg:x1="11.572cm" svg:y1="22.32cm" svg:x2="12.842cm" svg:y2="23.59cm">
          <text:p/>
        </draw:line>
        <draw:line draw:style-name="gr22" draw:text-style-name="P2" draw:layer="layout" svg:x1="11.572cm" svg:y1="22.32cm" svg:x2="14.43cm" svg:y2="23.59cm">
          <text:p/>
        </draw:line>
        <draw:line draw:style-name="gr23" draw:text-style-name="P2" draw:layer="layout" svg:x1="10.62cm" svg:y1="24.542cm" svg:x2="6.175cm" svg:y2="25.495cm">
          <text:p/>
        </draw:line>
        <draw:line draw:style-name="gr24" draw:text-style-name="P2" draw:layer="layout" svg:x1="10.62cm" svg:y1="24.542cm" svg:x2="8.397cm" svg:y2="25.495cm">
          <text:p/>
        </draw:line>
        <draw:line draw:style-name="gr25" draw:text-style-name="P2" draw:layer="layout" svg:x1="10.62cm" svg:y1="24.542cm" svg:x2="10.302cm" svg:y2="25.495cm">
          <text:p/>
        </draw:line>
        <draw:line draw:style-name="gr26" draw:text-style-name="P2" draw:layer="layout" svg:x1="12.842cm" svg:y1="24.542cm" svg:x2="12.207cm" svg:y2="25.495cm">
          <text:p/>
        </draw:line>
        <draw:line draw:style-name="gr27" draw:text-style-name="P2" draw:layer="layout" svg:x1="12.842cm" svg:y1="24.542cm" svg:x2="14.112cm" svg:y2="25.495cm">
          <text:p/>
        </draw:line>
        <draw:line draw:style-name="gr28" draw:text-style-name="P2" draw:layer="layout" svg:x1="12.842cm" svg:y1="24.542cm" svg:x2="16.017cm" svg:y2="25.812cm">
          <text:p/>
        </draw:line>
        <draw:frame draw:style-name="gr29" draw:text-style-name="P12" draw:layer="layout" svg:width="1.588cm" svg:height="0.645cm" svg:x="4.587cm" svg:y="26.755cm">
          <draw:text-box>
            <text:p><text:span text:style-name="T8">T(n/2^3)</text:span></text:p>
          </draw:text-box>
        </draw:frame>
        <draw:frame draw:style-name="gr30" draw:text-style-name="P12" draw:layer="layout" svg:width="1.587cm" svg:height="0.626cm" svg:x="3.635cm" svg:y="26.774cm">
          <draw:text-box>
            <text:p><text:span text:style-name="T8">T(n/2^3)</text:span></text:p>
          </draw:text-box>
        </draw:frame>
        <draw:frame draw:style-name="gr31" draw:text-style-name="P12" draw:layer="layout" svg:width="1.175cm" svg:height="0.727cm" svg:x="5.857cm" svg:y="26.765cm">
          <draw:text-box>
            <text:p><text:span text:style-name="T8">n/2^2</text:span></text:p>
          </draw:text-box>
        </draw:frame>
        <draw:frame draw:style-name="gr32" draw:text-style-name="P14" draw:layer="layout" svg:width="1.588cm" svg:height="0.645cm" svg:x="7.762cm" svg:y="26.755cm">
          <draw:text-box>
            <text:p text:style-name="P13"><text:span text:style-name="T8">T(n/2^3)</text:span></text:p>
          </draw:text-box>
        </draw:frame>
        <draw:frame draw:style-name="gr33" draw:text-style-name="P14" draw:layer="layout" svg:width="1.587cm" svg:height="0.626cm" svg:x="6.81cm" svg:y="26.774cm">
          <draw:text-box>
            <text:p text:style-name="P13"><text:span text:style-name="T8">T(n/2^3)</text:span></text:p>
          </draw:text-box>
        </draw:frame>
        <draw:frame draw:style-name="gr34" draw:text-style-name="P14" draw:layer="layout" svg:width="1.175cm" svg:height="0.727cm" svg:x="9.032cm" svg:y="26.765cm">
          <draw:text-box>
            <text:p text:style-name="P13"><text:span text:style-name="T8">n/2^2</text:span></text:p>
          </draw:text-box>
        </draw:frame>
        <draw:frame draw:style-name="gr35" draw:text-style-name="P14" draw:layer="layout" svg:width="1.588cm" svg:height="0.645cm" svg:x="11.889cm" svg:y="26.755cm">
          <draw:text-box>
            <text:p text:style-name="P13"><text:span text:style-name="T8">T(n/2^3)</text:span></text:p>
          </draw:text-box>
        </draw:frame>
        <draw:frame draw:style-name="gr36" draw:text-style-name="P14" draw:layer="layout" svg:width="1.588cm" svg:height="0.626cm" svg:x="10.937cm" svg:y="26.774cm">
          <draw:text-box>
            <text:p text:style-name="P13"><text:span text:style-name="T8">T(n/2^3)</text:span></text:p>
          </draw:text-box>
        </draw:frame>
        <draw:frame draw:style-name="gr37" draw:text-style-name="P14" draw:layer="layout" svg:width="1.176cm" svg:height="0.727cm" svg:x="13.159cm" svg:y="26.765cm">
          <draw:text-box>
            <text:p text:style-name="P13"><text:span text:style-name="T8">n/2^2</text:span></text:p>
          </draw:text-box>
        </draw:frame>
        <draw:frame draw:style-name="gr38" draw:text-style-name="P14" draw:layer="layout" svg:width="1.501cm" svg:height="0.645cm" svg:x="15.469cm" svg:y="26.755cm">
          <draw:text-box>
            <text:p text:style-name="P13"><text:span text:style-name="T8">T(n/2^3)</text:span></text:p>
          </draw:text-box>
        </draw:frame>
        <draw:frame draw:style-name="gr39" draw:text-style-name="P14" draw:layer="layout" svg:width="1.5cm" svg:height="0.626cm" svg:x="14.517cm" svg:y="26.774cm">
          <draw:text-box>
            <text:p text:style-name="P13"><text:span text:style-name="T8">T(n/2^3)</text:span></text:p>
          </draw:text-box>
        </draw:frame>
        <draw:frame draw:style-name="gr40" draw:text-style-name="P14" draw:layer="layout" svg:width="1.088cm" svg:height="0.727cm" svg:x="16.739cm" svg:y="26.765cm">
          <draw:text-box>
            <text:p text:style-name="P13"><text:span text:style-name="T8">n/2^2</text:span></text:p>
          </draw:text-box>
        </draw:frame>
        <draw:line draw:style-name="gr41" draw:text-style-name="P2" draw:layer="layout" svg:x1="5.54cm" svg:y1="26.13cm" svg:x2="4.27cm" svg:y2="26.765cm">
          <text:p/>
        </draw:line>
        <draw:line draw:style-name="gr42" draw:text-style-name="P2" draw:layer="layout" svg:x1="5.54cm" svg:y1="26.13cm" svg:x2="5.222cm" svg:y2="26.765cm">
          <text:p/>
        </draw:line>
        <draw:line draw:style-name="gr43" draw:text-style-name="P2" draw:layer="layout" svg:x1="5.54cm" svg:y1="26.13cm" svg:x2="6.175cm" svg:y2="26.765cm">
          <text:p/>
        </draw:line>
        <draw:line draw:style-name="gr44" draw:text-style-name="P2" draw:layer="layout" svg:x1="8.08cm" svg:y1="26.13cm" svg:x2="7.445cm" svg:y2="26.765cm">
          <text:p/>
        </draw:line>
        <draw:line draw:style-name="gr45" draw:text-style-name="P2" draw:layer="layout" svg:x1="8.08cm" svg:y1="26.13cm" svg:x2="8.397cm" svg:y2="26.765cm">
          <text:p/>
        </draw:line>
        <draw:line draw:style-name="gr46" draw:text-style-name="P2" draw:layer="layout" svg:x1="8.08cm" svg:y1="26.13cm" svg:x2="9.032cm" svg:y2="26.765cm">
          <text:p/>
        </draw:line>
        <draw:line draw:style-name="gr47" draw:text-style-name="P2" draw:layer="layout" svg:x1="12.525cm" svg:y1="26.13cm" svg:x2="11.572cm" svg:y2="26.765cm">
          <text:p/>
        </draw:line>
        <draw:line draw:style-name="gr48" draw:text-style-name="P2" draw:layer="layout" svg:x1="12.525cm" svg:y1="26.13cm" svg:x2="12.525cm" svg:y2="26.765cm">
          <text:p/>
        </draw:line>
        <draw:line draw:style-name="gr49" draw:text-style-name="P2" draw:layer="layout" svg:x1="12.525cm" svg:y1="26.13cm" svg:x2="13.16cm" svg:y2="26.765cm">
          <text:p/>
        </draw:line>
        <draw:line draw:style-name="gr50" draw:text-style-name="P2" draw:layer="layout" svg:x1="14.43cm" svg:y1="26.13cm" svg:x2="15.065cm" svg:y2="26.765cm">
          <text:p/>
        </draw:line>
        <draw:line draw:style-name="gr51" draw:text-style-name="P2" draw:layer="layout" svg:x1="14.43cm" svg:y1="26.13cm" svg:x2="15.7cm" svg:y2="26.765cm">
          <text:p/>
        </draw:line>
        <draw:line draw:style-name="gr52" draw:text-style-name="P2" draw:layer="layout" svg:x1="14.43cm" svg:y1="26.13cm" svg:x2="16.652cm" svg:y2="26.765cm">
          <text:p/>
        </draw:line>
        <draw:line draw:style-name="gr2" draw:text-style-name="P2" draw:layer="layout" svg:x1="4.27cm" svg:y1="27.4cm" svg:x2="4.27cm" svg:y2="28.035cm">
          <text:p/>
        </draw:line>
        <draw:line draw:style-name="gr2" draw:text-style-name="P2" draw:layer="layout" svg:x1="5.222cm" svg:y1="27.4cm" svg:x2="5.222cm" svg:y2="28.035cm">
          <text:p/>
        </draw:line>
        <draw:line draw:style-name="gr2" draw:text-style-name="P2" draw:layer="layout" svg:x1="7.445cm" svg:y1="27.4cm" svg:x2="7.445cm" svg:y2="28.035cm">
          <text:p/>
        </draw:line>
        <draw:line draw:style-name="gr2" draw:text-style-name="P2" draw:layer="layout" svg:x1="8.397cm" svg:y1="27.4cm" svg:x2="8.397cm" svg:y2="28.035cm">
          <text:p/>
        </draw:line>
        <draw:line draw:style-name="gr2" draw:text-style-name="P2" draw:layer="layout" svg:x1="11.572cm" svg:y1="27.4cm" svg:x2="11.572cm" svg:y2="28.035cm">
          <text:p/>
        </draw:line>
        <draw:line draw:style-name="gr2" draw:text-style-name="P2" draw:layer="layout" svg:x1="12.525cm" svg:y1="27.4cm" svg:x2="12.525cm" svg:y2="28.035cm">
          <text:p/>
        </draw:line>
        <draw:line draw:style-name="gr2" draw:text-style-name="P2" draw:layer="layout" svg:x1="15.065cm" svg:y1="27.4cm" svg:x2="15.065cm" svg:y2="28.035cm">
          <text:p/>
        </draw:line>
        <draw:line draw:style-name="gr2" draw:text-style-name="P2" draw:layer="layout" svg:x1="16.017cm" svg:y1="27.4cm" svg:x2="16.017cm" svg:y2="28.035cm">
          <text:p/>
        </draw:line>
        <draw:frame draw:style-name="gr29" draw:text-style-name="P12" draw:layer="layout" svg:width="1.588cm" svg:height="0.645cm" svg:x="4.587cm" svg:y="28.156cm">
          <draw:text-box>
            <text:p><text:span text:style-name="T8">T(n/2^k) <text:s text:c="4"/></text:span></text:p>
          </draw:text-box>
        </draw:frame>
        <draw:frame draw:style-name="gr30" draw:text-style-name="P12" draw:layer="layout" svg:width="1.587cm" svg:height="0.626cm" svg:x="3.635cm" svg:y="28.175cm">
          <draw:text-box>
            <text:p><text:span text:style-name="T8">T(n/2^k)</text:span></text:p>
          </draw:text-box>
        </draw:frame>
        <draw:frame draw:style-name="gr53" draw:text-style-name="P14" draw:layer="layout" svg:width="1.588cm" svg:height="0.645cm" svg:x="7.762cm" svg:y="28.156cm">
          <draw:text-box>
            <text:p text:style-name="P13"><text:span text:style-name="T8">T(n/2^k)</text:span></text:p>
          </draw:text-box>
        </draw:frame>
        <draw:frame draw:style-name="gr54" draw:text-style-name="P14" draw:layer="layout" svg:width="1.587cm" svg:height="0.626cm" svg:x="6.81cm" svg:y="28.175cm">
          <draw:text-box>
            <text:p text:style-name="P13"><text:span text:style-name="T8">T</text:span><text:span text:style-name="T8">(</text:span><text:span text:style-name="T8">n/</text:span><text:span text:style-name="T8">2</text:span><text:span text:style-name="T8">^</text:span><text:span text:style-name="T8">k)</text:span></text:p>
          </draw:text-box>
        </draw:frame>
        <draw:frame draw:style-name="gr55" draw:text-style-name="P14" draw:layer="layout" svg:width="1.588cm" svg:height="0.645cm" svg:x="11.889cm" svg:y="28.156cm">
          <draw:text-box>
            <text:p text:style-name="P13"><text:span text:style-name="T8">T(n/2^k)</text:span></text:p>
          </draw:text-box>
        </draw:frame>
        <draw:frame draw:style-name="gr56" draw:text-style-name="P14" draw:layer="layout" svg:width="1.588cm" svg:height="0.626cm" svg:x="10.937cm" svg:y="28.175cm">
          <draw:text-box>
            <text:p text:style-name="P13"><text:span text:style-name="T8">T(n/2^k)</text:span></text:p>
          </draw:text-box>
        </draw:frame>
        <draw:frame draw:style-name="gr57" draw:text-style-name="P14" draw:layer="layout" svg:width="1.501cm" svg:height="0.645cm" svg:x="15.469cm" svg:y="28.156cm">
          <draw:text-box>
            <text:p text:style-name="P13"><text:span text:style-name="T8">T(n/2^k)</text:span></text:p>
          </draw:text-box>
        </draw:frame>
        <draw:frame draw:style-name="gr58" draw:text-style-name="P14" draw:layer="layout" svg:width="1.5cm" svg:height="0.626cm" svg:x="14.517cm" svg:y="28.175cm">
          <draw:text-box>
            <text:p text:style-name="P13"><text:span text:style-name="T8">T(n/2^k)</text:span></text:p>
          </draw:text-box>
        </draw:frame>
        <draw:frame draw:style-name="gr31" draw:text-style-name="P12" draw:layer="layout" svg:width="1.175cm" svg:height="0.727cm" svg:x="5.857cm" svg:y="28.035cm">
          <draw:text-box>
            <text:p><text:span text:style-name="T8">n/2^k</text:span></text:p>
          </draw:text-box>
        </draw:frame>
        <draw:frame draw:style-name="gr59" draw:text-style-name="P14" draw:layer="layout" svg:width="1.088cm" svg:height="0.727cm" svg:x="9.119cm" svg:y="28.054cm">
          <draw:text-box>
            <text:p text:style-name="P13"><text:span text:style-name="T8">n/2^k</text:span></text:p>
          </draw:text-box>
        </draw:frame>
        <draw:frame draw:style-name="gr60" draw:text-style-name="P14" draw:layer="layout" svg:width="1.175cm" svg:height="0.727cm" svg:x="13.16cm" svg:y="28.054cm">
          <draw:text-box>
            <text:p text:style-name="P13"><text:span text:style-name="T8">n/2^k</text:span></text:p>
          </draw:text-box>
        </draw:frame>
        <draw:frame draw:style-name="gr61" draw:text-style-name="P14" draw:layer="layout" svg:width="1.088cm" svg:height="0.727cm" svg:x="16.739cm" svg:y="28.035cm">
          <draw:text-box>
            <text:p text:style-name="P13"><text:span text:style-name="T8">n/2^k</text:span></text:p>
          </draw:text-box>
        </draw:frame>
        <draw:path draw:style-name="gr2" draw:text-style-name="P2" draw:layer="layout" svg:width="2.759cm" svg:height="0.937cm" draw:transform="rotate (2.98049876363072) translate (17.0534529595233cm 12.9938581586379cm)" svg:viewBox="0 0 2760 938" svg:d="M2254 588c186-37 498 35 506-270 11-419-759-316-917-280-309 71-631 74-942 140-143 30-280 92-401 172-180 120-505 98-500 389 4 218 292 203 447 196 186-8 375 8 558-37 192-47 394-41 589-82 215-45 439-58 649-133l154-38 136-76 25-4">
          <text:p/>
        </draw:path>
        <draw:path draw:style-name="gr2" draw:text-style-name="P2" draw:layer="layout" svg:width="1.507cm" svg:height="0.494cm" draw:transform="rotate (1.5707963267949) translate (14.3215800315262cm 14.116cm)" svg:viewBox="0 0 1508 495" svg:d="M0 85c152-83 326-95 490-79 168 18 316 109 476 158 167 51 363 59 490 199l52 132">
          <text:p/>
        </draw:path>
        <draw:path draw:style-name="gr2" draw:text-style-name="P2" draw:layer="layout" svg:width="0.272cm" svg:height="0.548cm" draw:transform="rotate (-1.06447631079134) translate (17.7232144510801cm 14.4408902437927cm)" svg:viewBox="0 0 273 549" svg:d="M0 11c287-76 191 274 273 408l-11 130">
          <text:p/>
        </draw:path>
        <draw:path draw:style-name="gr2" draw:text-style-name="P2" draw:layer="layout" svg:width="3.461cm" svg:height="2.949cm" draw:transform="rotate (2.07711634279845) translate (13.9164595746115cm 17.0392996859997cm)" svg:viewBox="0 0 3462 2950" svg:d="M0 1c405-14 765 187 1156 233 311 36 579 167 859 279 143 58 279 136 405 225 251 176 421 441 603 683 154 205 256 437 357 667 86 195 58 418 44 629l29 167 9 66">
          <text:p/>
        </draw:path>
        <draw:path draw:style-name="gr2" draw:text-style-name="P2" draw:layer="layout" svg:width="0.645cm" svg:height="0.682cm" svg:x="17.569cm" svg:y="17.23cm" svg:viewBox="0 0 646 683" svg:d="M211 8c92-24 571-4 397 212-116 144-296 226-450 330l-132 93-26 40">
          <text:p/>
        </draw:path>
        <draw:custom-shape draw:style-name="gr62" draw:text-style-name="P2" draw:layer="layout" svg:width="2.222cm" svg:height="0.952cm" svg:x="17.827cm" svg:y="19.415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3" draw:text-style-name="P15" draw:layer="layout" svg:width="2.581cm" svg:height="0.887cm" svg:x="17.626cm" svg:y="19.415cm">
          <draw:text-box>
            <text:p><text:span text:style-name="T5"><text:s/></text:span><text:span text:style-name="T5">1 <text:s text:c="15"/>n=1</text:span></text:p>
            <text:p><text:span text:style-name="T5">2T(n/2)+n <text:s text:c="2"/>n &gt;1</text:span></text:p>
          </draw:text-box>
        </draw:frame>
        <draw:path draw:style-name="gr2" draw:text-style-name="P2" draw:layer="layout" svg:width="1.222cm" svg:height="1.374cm" draw:transform="skewX (-0.530231026755877) rotate (-2.51135426069464) translate (17.0338331928873cm 20.8837052554997cm)" svg:viewBox="0 0 1223 1375" svg:d="M829 1361c217 71 479-140 367-391-83-186-106-407-242-566-141-165-349-257-535-366-249-146-530 157-374 438 94 170 178 344 334 454l151 106 162 207 154 82z">
          <text:p/>
        </draw:path>
        <draw:path draw:style-name="gr2" draw:text-style-name="P2" draw:layer="layout" svg:width="1.252cm" svg:height="0.945cm" draw:transform="rotate (0.240506370924819) translate (16.6557436069991cm 20.0625363480095cm)" svg:viewBox="0 0 1253 946" svg:d="M0 946c149-4 297-32 445-40 192-11 237-215 374-304 146-95 144-280 249-402l83-116 102-84">
          <text:p/>
        </draw:path>
        <draw:frame draw:style-name="gr64" draw:text-style-name="P6" draw:layer="layout" svg:width="1.905cm" svg:height="0.887cm" svg:x="1cm" svg:y="23.291cm">
          <draw:text-box>
            <text:p><text:span text:style-name="T3">2T(n/2)+n</text:span></text:p>
          </draw:text-box>
        </draw:frame>
        <draw:frame draw:style-name="gr64" draw:text-style-name="P6" draw:layer="layout" svg:width="2.54cm" svg:height="0.887cm" svg:x="1cm" svg:y="25.447cm">
          <draw:text-box>
            <text:p><text:span text:style-name="T3">2^2T(n/2^2)+n</text:span></text:p>
          </draw:text-box>
        </draw:frame>
        <draw:frame draw:style-name="gr64" draw:text-style-name="P6" draw:layer="layout" svg:width="2.54cm" svg:height="0.887cm" svg:x="0.9cm" svg:y="28.053cm">
          <draw:text-box>
            <text:p><text:span text:style-name="T3">2^k</text:span><text:span text:style-name="T3">T(n</text:span><text:span text:style-name="T3">/</text:span><text:span text:style-name="T3">2^k</text:span><text:span text:style-name="T3">)+n</text:span></text:p>
          </draw:text-box>
        </draw:frame>
        <draw:line draw:style-name="gr2" draw:text-style-name="P2" draw:layer="layout" svg:x1="9.255cm" svg:y1="23.86cm" svg:x2="2.905cm" svg:y2="23.542cm">
          <text:p/>
        </draw:line>
        <draw:line draw:style-name="gr2" draw:text-style-name="P2" draw:layer="layout" svg:x1="5.127cm" svg:y1="25.765cm" svg:x2="3.54cm" svg:y2="25.765cm">
          <text:p/>
        </draw:line>
        <draw:line draw:style-name="gr2" draw:text-style-name="P2" draw:layer="layout" svg:x1="3.54cm" svg:y1="28.305cm" svg:x2="3.222cm" svg:y2="28.305cm">
          <text:p/>
        </draw:line>
        <draw:frame draw:style-name="gr65" draw:text-style-name="P17" draw:layer="layout" svg:width="4.681cm" svg:height="2.591cm" svg:x="4.91cm" svg:y="21.202cm">
          <draw:text-box>
            <text:p text:style-name="P16"><text:span text:style-name="T6">Now Assume: n/2^k =1</text:span></text:p>
            <text:p text:style-name="P16"><text:span text:style-name="T6">n=2^k → k=logn</text:span></text:p>
            <text:p text:style-name="P16"><text:span text:style-name="T6">And T(n/2^k) = 1</text:span></text:p>
            <text:p><text:span text:style-name="T6"/></text:p>
            <text:p><text:span text:style-name="T9">Total: T(n)= nlogn → O(nlogn)</text:span></text:p>
          </draw:text-box>
        </draw:frame>
        <draw:path draw:style-name="gr2" draw:text-style-name="P2" draw:layer="layout" svg:width="4.509cm" svg:height="2.747cm" draw:transform="rotate (-2.98049876363072) translate (9.376210446885cm 23.3615736495316cm)" svg:viewBox="0 0 4510 2748" svg:d="M3539 2691c273-37 564-121 721-392 105-183 161-363 211-556 56-212 56-453-27-661-78-198-303-250-445-393-117-118-266-208-425-271-319-127-657-183-993-241-270-47-529-144-803-171-247-24-498 30-739 94-311 83-611 294-742 603-105 249-176 497-230 754-41 197-151 423 51 598 157 136 323 278 521 339 256 78 507 168 769 219 336 66 680 66 1020 72 230 4 456-13 683 3 150 11 298 39 447 60l128-46">
          <text:p/>
        </draw:path>
        <draw:path draw:style-name="gr2" draw:text-style-name="P2" draw:layer="layout" svg:width="1.922cm" svg:height="0.056cm" draw:transform="rotate (-3.14159265358979) translate (17.36cm 14.961cm)" svg:viewBox="0 0 1923 57" svg:d="M0 19c216 10 431 34 647 38 206 3 405-11 610-19 193-8 383 4 571-38h95">
          <text:p/>
        </draw:path>
        <draw:path draw:style-name="gr2" draw:text-style-name="P2" draw:layer="layout" svg:width="2.663cm" svg:height="0.458cm" draw:transform="rotate (0.163711883837068) translate (14.447cm 14.257cm)" svg:viewBox="0 0 2664 459" svg:d="M0 0c267 17 532 42 799 74 238 29 474 78 710 137 246 61 490 135 745 161l222 56 188 31">
          <text:p/>
        </draw:path>
        <draw:path draw:style-name="gr2" draw:text-style-name="P2" draw:layer="layout" svg:width="3.292cm" svg:height="0.077cm" svg:x="14.048cm" svg:y="17.034cm" svg:viewBox="0 0 3293 78" svg:d="M0 78c241 6 482-41 723-38 276 2 544-50 819-38 252 11 508 13 761 0 230-12 455 43 685 19h191 114">
          <text:p/>
        </draw:path>
        <draw:path draw:style-name="gr2" draw:text-style-name="P2" draw:layer="layout" svg:width="0.248cm" svg:height="0.282cm" draw:transform="rotate (-1.68145020137134) translate (14.8349977697131cm 12.5918707626043cm)" svg:viewBox="0 0 249 283" svg:d="M48 2c574 13-294-73 25 226l25 55">
          <text:p/>
        </draw:path>
        <draw:path draw:style-name="gr2" draw:text-style-name="P2" draw:layer="layout" svg:width="3.887cm" svg:height="0.512cm" draw:transform="rotate (-0.140848070635943) translate (13.8909907628981cm 21.325260869708cm)" svg:viewBox="0 0 3888 513" svg:d="M0 513c243 7 478-68 722-64 267 4 530-45 797-75 222-24 442-31 662-74 198-40 401-57 603-86 250-35 502-72 754-107l207-29 143-78">
          <text:p/>
        </draw:path>
        <draw:polyline draw:style-name="gr2" draw:text-style-name="P2" draw:layer="layout" svg:width="0.481cm" svg:height="0.155cm" draw:transform="rotate (0.660956187730253) translate (17.7593541786097cm 21.6720047267746cm)" svg:viewBox="0 0 482 156" draw:points="0,156 243,152 421,48 482,0">
          <text:p/>
        </draw:polyline>
        <draw:frame draw:style-name="gr64" draw:text-style-name="P6" draw:layer="layout" svg:width="2.54cm" svg:height="0.887cm" svg:x="1cm" svg:y="26.717cm">
          <draw:text-box>
            <text:p><text:span text:style-name="T3">2^3T(n/2^3)+n</text:span></text:p>
          </draw:text-box>
        </draw:frame>
        <draw:path draw:style-name="gr2" draw:text-style-name="P2" draw:layer="layout" svg:width="5.143cm" svg:height="1.835cm" draw:transform="rotate (-1.72857409117518) translate (3.9566997178344cm 23.5078656038782cm)" svg:viewBox="0 0 5144 1836" svg:d="M132 1800c88 14 161-49 243-69 81-19 164-47 241-83 88-41 174-94 262-139 85-42 159-104 237-157 85-57 177-103 267-155 90-51 196-71 288-120 66-35 140-59 211-87 89-34 169-71 271-87 93-15 170-96 267-102 92-7 188 2 281 22 102 21 210 3 311-19 91-20 192-10 274-66 64-44 140-77 217-96 76-18 153-3 229-13 89-12 172-50 259-64 98-16 193-45 292-54 83-7 167-13 251-17 98-5 199-38 297-17 69 14 170 121 235 22 49-75 67-163 73-252 5-75 26-186-58-222-116-51-252-12-373 8-114 18-231 32-343 54-162 32-325 66-484 107-123 30-245 68-366 102-116 33-233 70-352 87-99 13-195 43-289 68-97 25-195 36-290 61-82 22-168 15-251 25-73 9-148 20-219 35-133 28-257 91-381 142-89 37-177 77-267 111-110 41-215 96-322 141-113 48-226 92-336 143-90 42-180 91-272 126-98 37-200 68-288 121-85 51-260 68-244 203 10 83-33 174 45 239l96 38 70-34">
          <text:p/>
        </draw:path>
        <draw:frame draw:style-name="gr66" draw:text-style-name="P18" draw:layer="layout" svg:width="2.54cm" svg:height="0.727cm" svg:x="1.317cm" svg:y="21.737cm">
          <draw:text-box>
            <text:p><text:span text:style-name="T10">Just the </text:span><text:span text:style-name="T10">time n:s</text:span><text:span text:style-name="T10"><text:line-break/></text:span><text:span text:style-name="T10">T(n)=n+</text:span><text:span text:style-name="T10">n+n+...</text:span><text:span text:style-name="T10">+n=kn</text:span></text:p>
          </draw:text-box>
        </draw:frame>
        <draw:path draw:style-name="gr2" draw:text-style-name="P2" draw:layer="layout" svg:width="0.977cm" svg:height="2.024cm" draw:transform="rotate (1.66644036980419) translate (1.64305235603311cm 23.3072726048455cm)" svg:viewBox="0 0 978 2025" svg:d="M0 673c100 14 201 3 297-9 123-15 240 14 364-2 81-10 188 34 211-105 17-98 56-188 71-283 14-86 41-342 33-257-11 116-42 228-56 343-11 89-23 176-39 264-24 132-46 268-61 403-12 109-28 220-25 331 3 86-8 173-18 259-11 103 4 207-14 311l5 97">
          <text:p/>
        </draw:path>
        <draw:path draw:style-name="gr2" draw:text-style-name="P2" draw:layer="layout" svg:width="0.945cm" svg:height="0.334cm" draw:transform="rotate (0.385194165915149) translate (3.65305018325473cm 22.2407917374417cm)" svg:viewBox="0 0 946 335" svg:d="M0 13c108-9 215 27 317 65 98 37 200 75 306 92 81 13 162 46 245 44 229-6-120 165-101 110 36-98 270-76 98-200l-58-54-81-57-11-13">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6:51:06.672088365</meta:creation-date>
    <dc:date>2026-04-05T20:44:25.438790625</dc:date>
    <meta:editing-duration>PT10M29S</meta:editing-duration>
    <meta:editing-cycles>5</meta:editing-cycles>
    <meta:generator>LibreOffice/24.2.7.2$Linux_X86_64 LibreOffice_project/420$Build-2</meta:generator>
    <meta:document-statistic meta:object-count="244"/>
  </office:meta>
</office:document-meta>
</file>